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6.616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0.826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BOM</text:p>
          </table:table-cell>
          <table:table-cell office:value-type="string">
            <text:p>DIGIKEY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Price @500</text:p>
          </table:table-cell>
          <table:table-cell office:value-type="string">
            <text:p>Ext @500</text:p>
          </table:table-cell>
          <table:table-cell office:value-type="string">
            <text:p>Price @5000</text:p>
          </table:table-cell>
          <table:table-cell office:value-type="string">
            <text:p>Ext @5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0R</text:p>
          </table:table-cell>
          <table:table-cell office:value-type="string">
            <text:p>TRIM_US-PVZ3A</text:p>
          </table:table-cell>
          <table:table-cell office:value-type="string">
            <text:p>PVZ3A</text:p>
          </table:table-cell>
          <table:table-cell office:value-type="string">
            <text:p>VR5</text:p>
          </table:table-cell>
          <table:table-cell office:value-type="string">
            <text:p>POTENTIOMETER</text:p>
          </table:table-cell>
          <table:table-cell table:number-columns-repeated="3"/>
          <table:table-cell office:value-type="string">
            <text:p>PVZ3G331C01R00 ??? (in stock, not the right one though)</text:p>
          </table:table-cell>
          <table:table-cell office:value-type="float" office:value="0.1359">
            <text:p>0.1359</text:p>
          </table:table-cell>
          <table:table-cell table:formula="of:=[.K2]*[.A2]" office:value-type="float" office:value="0.1359">
            <text:p>0.1359</text:p>
          </table:table-cell>
          <table:table-cell office:value-type="float" office:value="0.12063">
            <text:p>0.12063</text:p>
          </table:table-cell>
          <table:table-cell table:formula="of:=[.M2]*[.A2]" office:value-type="float" office:value="0.12063">
            <text:p>0.1206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CI-MICROUSBAPCIRCUITS</text:p>
          </table:table-cell>
          <table:table-cell office:value-type="string">
            <text:p>FCI-USB-10118193-APCIRCUITS</text:p>
          </table:table-cell>
          <table:table-cell office:value-type="string">
            <text:p>USB2</text:p>
          </table:table-cell>
          <table:table-cell table:number-columns-repeated="4"/>
          <table:table-cell office:value-type="string">
            <text:p>10118193-0001LF</text:p>
          </table:table-cell>
          <table:table-cell office:value-type="float" office:value="0.31476">
            <text:p>0.31476</text:p>
          </table:table-cell>
          <table:table-cell table:formula="of:=[.K3]*[.A3]" office:value-type="float" office:value="0.31476">
            <text:p>0.31476</text:p>
          </table:table-cell>
          <table:table-cell office:value-type="float" office:value="0.31476">
            <text:p>0.31476</text:p>
          </table:table-cell>
          <table:table-cell table:formula="of:=[.M3]*[.A3]" office:value-type="float" office:value="0.31476">
            <text:p>0.3147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ASERDIODELD2</text:p>
          </table:table-cell>
          <table:table-cell office:value-type="string">
            <text:p>LASERDIODE2</text:p>
          </table:table-cell>
          <table:table-cell office:value-type="string">
            <text:p>LD1</text:p>
          </table:table-cell>
          <table:table-cell table:number-columns-repeated="4"/>
          <table:table-cell office:value-type="string">
            <text:p>3 x (0552-2-15-15-11-27-10-0)</text:p>
          </table:table-cell>
          <table:table-cell table:formula="of:=3*0.10194" office:value-type="float" office:value="0.30582">
            <text:p>0.30582</text:p>
          </table:table-cell>
          <table:table-cell table:formula="of:=[.K4]*[.A4]" office:value-type="float" office:value="0.30582">
            <text:p>0.30582</text:p>
          </table:table-cell>
          <table:table-cell table:formula="of:=3*0.08048" office:value-type="float" office:value="0.24144">
            <text:p>0.24144</text:p>
          </table:table-cell>
          <table:table-cell table:formula="of:=[.M4]*[.A4]" office:value-type="float" office:value="0.24144">
            <text:p>0.24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TRIM_US-67W</text:p>
          </table:table-cell>
          <table:table-cell office:value-type="string">
            <text:p>67W</text:p>
          </table:table-cell>
          <table:table-cell office:value-type="string">
            <text:p>VR1, VR2</text:p>
          </table:table-cell>
          <table:table-cell office:value-type="string">
            <text:p>POTENTIOMETER</text:p>
          </table:table-cell>
          <table:table-cell table:number-columns-repeated="3"/>
          <table:table-cell office:value-type="string">
            <text:p>67WR10KLF</text:p>
          </table:table-cell>
          <table:table-cell office:value-type="float" office:value="0.64435">
            <text:p>0.64435</text:p>
          </table:table-cell>
          <table:table-cell table:formula="of:=[.K5]*[.A5]" office:value-type="float" office:value="1.2887">
            <text:p>1.2887</text:p>
          </table:table-cell>
          <table:table-cell office:value-type="float" office:value="0.62981">
            <text:p>0.62981</text:p>
          </table:table-cell>
          <table:table-cell table:formula="of:=[.M5]*[.A5]" office:value-type="float" office:value="1.25962">
            <text:p>1.2596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DP1613</text:p>
          </table:table-cell>
          <table:table-cell office:value-type="string">
            <text:p>RM-8</text:p>
          </table:table-cell>
          <table:table-cell office:value-type="string">
            <text:p>U1</text:p>
          </table:table-cell>
          <table:table-cell table:number-columns-repeated="4"/>
          <table:table-cell office:value-type="string">
            <text:p>ADP1613ARMZ-R7</text:p>
          </table:table-cell>
          <table:table-cell office:value-type="float" office:value="1.44978">
            <text:p>1.44978</text:p>
          </table:table-cell>
          <table:table-cell table:formula="of:=[.K6]*[.A6]" office:value-type="float" office:value="1.44978">
            <text:p>1.44978</text:p>
          </table:table-cell>
          <table:table-cell office:value-type="float" office:value="1.04706">
            <text:p>1.04706</text:p>
          </table:table-cell>
          <table:table-cell table:formula="of:=[.M6]*[.A6]" office:value-type="float" office:value="1.04706">
            <text:p>1.0470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DP2300</text:p>
          </table:table-cell>
          <table:table-cell office:value-type="string">
            <text:p>TSOT23-6</text:p>
          </table:table-cell>
          <table:table-cell office:value-type="string">
            <text:p>U2</text:p>
          </table:table-cell>
          <table:table-cell office:value-type="string">
            <text:p>Nonsynchronous Step-Down Regulator</text:p>
          </table:table-cell>
          <table:table-cell table:number-columns-repeated="3"/>
          <table:table-cell office:value-type="string">
            <text:p>ADP2300AUJZ-R7</text:p>
          </table:table-cell>
          <table:table-cell office:value-type="float" office:value="1.6776">
            <text:p>1.6776</text:p>
          </table:table-cell>
          <table:table-cell table:formula="of:=[.K7]*[.A7]" office:value-type="float" office:value="1.6776">
            <text:p>1.6776</text:p>
          </table:table-cell>
          <table:table-cell office:value-type="float" office:value="1.2582">
            <text:p>1.2582</text:p>
          </table:table-cell>
          <table:table-cell table:formula="of:=[.M7]*[.A7]" office:value-type="float" office:value="1.2582">
            <text:p>1.258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C857CT</text:p>
          </table:table-cell>
          <table:table-cell office:value-type="string">
            <text:p>SC-75</text:p>
          </table:table-cell>
          <table:table-cell office:value-type="string">
            <text:p>Q3</text:p>
          </table:table-cell>
          <table:table-cell table:number-columns-repeated="4"/>
          <table:table-cell office:value-type="string">
            <text:p>BC857CT,115</text:p>
          </table:table-cell>
          <table:table-cell office:value-type="float" office:value="0.0748">
            <text:p>0.0748</text:p>
          </table:table-cell>
          <table:table-cell table:formula="of:=[.K8]*[.A8]" office:value-type="float" office:value="0.0748">
            <text:p>0.0748</text:p>
          </table:table-cell>
          <table:table-cell office:value-type="float" office:value="0.04457">
            <text:p>0.04457</text:p>
          </table:table-cell>
          <table:table-cell table:formula="of:=[.M8]*[.A8]" office:value-type="float" office:value="0.04457">
            <text:p>0.0445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M3ZST1G</text:p>
          </table:table-cell>
          <table:table-cell office:value-type="string">
            <text:p>SOD323-R</text:p>
          </table:table-cell>
          <table:table-cell office:value-type="string">
            <text:p>ZD1</text:p>
          </table:table-cell>
          <table:table-cell table:number-columns-repeated="4"/>
          <table:table-cell office:value-type="string">
            <text:p>BZX384-B3V3,115</text:p>
          </table:table-cell>
          <table:table-cell office:value-type="float" office:value="0.09586">
            <text:p>0.09586</text:p>
          </table:table-cell>
          <table:table-cell table:formula="of:=[.K9]*[.A9]" office:value-type="float" office:value="0.09586">
            <text:p>0.09586</text:p>
          </table:table-cell>
          <table:table-cell office:value-type="float" office:value="0.05711">
            <text:p>0.05711</text:p>
          </table:table-cell>
          <table:table-cell table:formula="of:=[.M9]*[.A9]" office:value-type="float" office:value="0.05711">
            <text:p>0.05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IN, CIN-NEG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A475KOFNNNE</text:p>
          </table:table-cell>
          <table:table-cell office:value-type="float" office:value="0.03198">
            <text:p>0.03198</text:p>
          </table:table-cell>
          <table:table-cell table:formula="of:=[.K10]*[.A10]" office:value-type="float" office:value="0.06396">
            <text:p>0.06396</text:p>
          </table:table-cell>
          <table:table-cell office:value-type="float" office:value="0.02326">
            <text:p>0.02326</text:p>
          </table:table-cell>
          <table:table-cell table:formula="of:=[.M10]*[.A10]" office:value-type="float" office:value="0.04652">
            <text:p>0.046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01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4, C6, CSS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B103KBANNNC</text:p>
          </table:table-cell>
          <table:table-cell office:value-type="float" office:value="0.00941">
            <text:p>0.00941</text:p>
          </table:table-cell>
          <table:table-cell table:formula="of:=[.K11]*[.A11]" office:value-type="float" office:value="0.02823">
            <text:p>0.02823</text:p>
          </table:table-cell>
          <table:table-cell office:value-type="float" office:value="0.00627">
            <text:p>0.00627</text:p>
          </table:table-cell>
          <table:table-cell table:formula="of:=[.M11]*[.A11]" office:value-type="float" office:value="0.01881">
            <text:p>0.018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1, C2, C3</text:p>
          </table:table-cell>
          <table:table-cell office:value-type="string">
            <text:p>CAPACITOR, American symbol</text:p>
          </table:table-cell>
          <table:table-cell/>
          <table:table-cell office:value-type="string">
            <text:p>1276-1099-2-ND</text:p>
          </table:table-cell>
          <table:table-cell/>
          <table:table-cell office:value-type="string">
            <text:p>CL21B104KACNNNC</text:p>
          </table:table-cell>
          <table:table-cell office:value-type="float" office:value="0.01344">
            <text:p>0.01344</text:p>
          </table:table-cell>
          <table:table-cell table:formula="of:=[.K12]*[.A12]" office:value-type="float" office:value="0.04032">
            <text:p>0.04032</text:p>
          </table:table-cell>
          <table:table-cell office:value-type="float" office:value="0.00896">
            <text:p>0.00896</text:p>
          </table:table-cell>
          <table:table-cell table:formula="of:=[.M12]*[.A12]" office:value-type="float" office:value="0.02688">
            <text:p>0.02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11, CBST-NEG</text:p>
          </table:table-cell>
          <table:table-cell office:value-type="string">
            <text:p>CAPACITOR, American symbol</text:p>
          </table:table-cell>
          <table:table-cell/>
          <table:table-cell office:value-type="string">
            <text:p>1276-1099-2-ND</text:p>
          </table:table-cell>
          <table:table-cell/>
          <table:table-cell office:value-type="string">
            <text:p>CL21B104KACNNNC</text:p>
          </table:table-cell>
          <table:table-cell office:value-type="float" office:value="0.01344">
            <text:p>0.01344</text:p>
          </table:table-cell>
          <table:table-cell table:formula="of:=[.K13]*[.A13]" office:value-type="float" office:value="0.02688">
            <text:p>0.02688</text:p>
          </table:table-cell>
          <table:table-cell office:value-type="float" office:value="0.00896">
            <text:p>0.00896</text:p>
          </table:table-cell>
          <table:table-cell table:formula="of:=[.M13]*[.A13]" office:value-type="float" office:value="0.01792">
            <text:p>0.017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8, C9, CC-NEG, CV5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B105KBFNNNE</text:p>
          </table:table-cell>
          <table:table-cell office:value-type="float" office:value="0.01802">
            <text:p>0.01802</text:p>
          </table:table-cell>
          <table:table-cell table:formula="of:=[.K14]*[.A14]" office:value-type="float" office:value="0.07208">
            <text:p>0.07208</text:p>
          </table:table-cell>
          <table:table-cell office:value-type="float" office:value="0.01441">
            <text:p>0.01441</text:p>
          </table:table-cell>
          <table:table-cell table:formula="of:=[.M14]*[.A14]" office:value-type="float" office:value="0.05764">
            <text:p>0.05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OUT1, COUT1-NEG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B106KQQNNNE</text:p>
          </table:table-cell>
          <table:table-cell office:value-type="float" office:value="0.06856">
            <text:p>0.06856</text:p>
          </table:table-cell>
          <table:table-cell table:formula="of:=[.K15]*[.A15]" office:value-type="float" office:value="0.13712">
            <text:p>0.13712</text:p>
          </table:table-cell>
          <table:table-cell office:value-type="float" office:value="0.05109">
            <text:p>0.05109</text:p>
          </table:table-cell>
          <table:table-cell table:formula="of:=[.M15]*[.A15]" office:value-type="float" office:value="0.10218">
            <text:p>0.10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800p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C1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B682KBANNNC</text:p>
          </table:table-cell>
          <table:table-cell office:value-type="float" office:value="0.02016">
            <text:p>0.02016</text:p>
          </table:table-cell>
          <table:table-cell table:formula="of:=[.K16]*[.A16]" office:value-type="float" office:value="0.02016">
            <text:p>0.02016</text:p>
          </table:table-cell>
          <table:table-cell office:value-type="float" office:value="0.01203">
            <text:p>0.01203</text:p>
          </table:table-cell>
          <table:table-cell table:formula="of:=[.M16]*[.A16]" office:value-type="float" office:value="0.01203">
            <text:p>0.012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pF</text:p>
          </table:table-cell>
          <table:table-cell office:value-type="string">
            <text:p>C-US0805</text:p>
          </table:table-cell>
          <table:table-cell office:value-type="string">
            <text:p>C0805</text:p>
          </table:table-cell>
          <table:table-cell office:value-type="string">
            <text:p>CC2</text:p>
          </table:table-cell>
          <table:table-cell office:value-type="string">
            <text:p>CAPACITOR, American symbol</text:p>
          </table:table-cell>
          <table:table-cell table:number-columns-repeated="3"/>
          <table:table-cell office:value-type="string">
            <text:p>CL21C100JCANNNC</text:p>
          </table:table-cell>
          <table:table-cell office:value-type="float" office:value="0.00688">
            <text:p>0.00688</text:p>
          </table:table-cell>
          <table:table-cell table:formula="of:=[.K17]*[.A17]" office:value-type="float" office:value="0.00688">
            <text:p>0.00688</text:p>
          </table:table-cell>
          <table:table-cell office:value-type="float" office:value="0.0115">
            <text:p>0.0115</text:p>
          </table:table-cell>
          <table:table-cell table:formula="of:=[.M17]*[.A17]" office:value-type="float" office:value="0.0115">
            <text:p>0.0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DMG4406LSS</text:p>
          </table:table-cell>
          <table:table-cell office:value-type="string">
            <text:p>SO8_DMG</text:p>
          </table:table-cell>
          <table:table-cell office:value-type="string">
            <text:p>Q1, Q2</text:p>
          </table:table-cell>
          <table:table-cell table:number-columns-repeated="4"/>
          <table:table-cell office:value-type="string">
            <text:p>DMG4406LSS-13</text:p>
          </table:table-cell>
          <table:table-cell office:value-type="float" office:value="0.13099">
            <text:p>0.13099</text:p>
          </table:table-cell>
          <table:table-cell table:formula="of:=[.K18]*[.A18]" office:value-type="float" office:value="0.26198">
            <text:p>0.26198</text:p>
          </table:table-cell>
          <table:table-cell office:value-type="float" office:value="0.1081">
            <text:p>0.1081</text:p>
          </table:table-cell>
          <table:table-cell table:formula="of:=[.M18]*[.A18]" office:value-type="float" office:value="0.2162">
            <text:p>0.2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LM324ADR</text:p>
          </table:table-cell>
          <table:table-cell office:value-type="string">
            <text:p>SOIC14(TI-PKG-D)</text:p>
          </table:table-cell>
          <table:table-cell office:value-type="string">
            <text:p>IC1, IC2, IC3</text:p>
          </table:table-cell>
          <table:table-cell office:value-type="string">
            <text:p>OP AMP</text:p>
          </table:table-cell>
          <table:table-cell table:number-columns-repeated="3"/>
          <table:table-cell office:value-type="string">
            <text:p>LM324ADR</text:p>
          </table:table-cell>
          <table:table-cell office:value-type="float" office:value="0.13668">
            <text:p>0.13668</text:p>
          </table:table-cell>
          <table:table-cell table:formula="of:=[.K19]*[.A19]" office:value-type="float" office:value="0.41004">
            <text:p>0.41004</text:p>
          </table:table-cell>
          <table:table-cell office:value-type="float" office:value="0.10713">
            <text:p>0.10713</text:p>
          </table:table-cell>
          <table:table-cell table:formula="of:=[.M19]*[.A19]" office:value-type="float" office:value="0.32139">
            <text:p>0.32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LMC7101</text:p>
          </table:table-cell>
          <table:table-cell office:value-type="string">
            <text:p>SOT23-5</text:p>
          </table:table-cell>
          <table:table-cell office:value-type="string">
            <text:p>IC4, IC5</text:p>
          </table:table-cell>
          <table:table-cell table:number-columns-repeated="4"/>
          <table:table-cell office:value-type="string">
            <text:p>LMC7101BYM5</text:p>
          </table:table-cell>
          <table:table-cell office:value-type="float" office:value="0.36393">
            <text:p>0.36393</text:p>
          </table:table-cell>
          <table:table-cell table:formula="of:=[.K20]*[.A20]" office:value-type="float" office:value="0.72786">
            <text:p>0.72786</text:p>
          </table:table-cell>
          <table:table-cell office:value-type="float" office:value="0.28075">
            <text:p>0.28075</text:p>
          </table:table-cell>
          <table:table-cell table:formula="of:=[.M20]*[.A20]" office:value-type="float" office:value="0.5615">
            <text:p>0.56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uH</text:p>
          </table:table-cell>
          <table:table-cell office:value-type="string">
            <text:p>L-USL1210</text:p>
          </table:table-cell>
          <table:table-cell office:value-type="string">
            <text:p>L1210</text:p>
          </table:table-cell>
          <table:table-cell office:value-type="string">
            <text:p>L1</text:p>
          </table:table-cell>
          <table:table-cell office:value-type="string">
            <text:p>INDUCTOR, American symbol</text:p>
          </table:table-cell>
          <table:table-cell table:number-columns-repeated="3"/>
          <table:table-cell office:value-type="string">
            <text:p>LQH32PN4R7NN0L</text:p>
          </table:table-cell>
          <table:table-cell office:value-type="float" office:value="0.28854">
            <text:p>0.28854</text:p>
          </table:table-cell>
          <table:table-cell table:formula="of:=[.K21]*[.A21]" office:value-type="float" office:value="0.28854">
            <text:p>0.28854</text:p>
          </table:table-cell>
          <table:table-cell office:value-type="float" office:value="0.17212">
            <text:p>0.17212</text:p>
          </table:table-cell>
          <table:table-cell table:formula="of:=[.M21]*[.A21]" office:value-type="float" office:value="0.17212">
            <text:p>0.172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.8uH</text:p>
          </table:table-cell>
          <table:table-cell office:value-type="string">
            <text:p>L-USL1210</text:p>
          </table:table-cell>
          <table:table-cell office:value-type="string">
            <text:p>L1210</text:p>
          </table:table-cell>
          <table:table-cell office:value-type="string">
            <text:p>L1-NEG</text:p>
          </table:table-cell>
          <table:table-cell office:value-type="string">
            <text:p>INDUCTOR, American symbol</text:p>
          </table:table-cell>
          <table:table-cell table:number-columns-repeated="3"/>
          <table:table-cell office:value-type="string">
            <text:p>LQH32PN6R8NN0</text:p>
          </table:table-cell>
          <table:table-cell office:value-type="float" office:value="0.28854">
            <text:p>0.28854</text:p>
          </table:table-cell>
          <table:table-cell table:formula="of:=[.K22]*[.A22]" office:value-type="float" office:value="0.28854">
            <text:p>0.28854</text:p>
          </table:table-cell>
          <table:table-cell office:value-type="float" office:value="0.17212">
            <text:p>0.17212</text:p>
          </table:table-cell>
          <table:table-cell table:formula="of:=[.M22]*[.A22]" office:value-type="float" office:value="0.17212">
            <text:p>0.172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LEDCHIPLED_0603</text:p>
          </table:table-cell>
          <table:table-cell office:value-type="string">
            <text:p>CHIPLED_0603</text:p>
          </table:table-cell>
          <table:table-cell office:value-type="string">
            <text:p>LED1, LED2, LED3, LED4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LS L29K-G1J2-1-Z</text:p>
          </table:table-cell>
          <table:table-cell office:value-type="float" office:value="0.1107">
            <text:p>0.1107</text:p>
          </table:table-cell>
          <table:table-cell table:formula="of:=[.K23]*[.A23]" office:value-type="float" office:value="0.4428">
            <text:p>0.4428</text:p>
          </table:table-cell>
          <table:table-cell office:value-type="float" office:value="0.09203">
            <text:p>0.09203</text:p>
          </table:table-cell>
          <table:table-cell table:formula="of:=[.M23]*[.A23]" office:value-type="float" office:value="0.36812">
            <text:p>0.36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BR0520</text:p>
          </table:table-cell>
          <table:table-cell office:value-type="string">
            <text:p>SCHOTTKYSOD123</text:p>
          </table:table-cell>
          <table:table-cell office:value-type="string">
            <text:p>SOD123</text:p>
          </table:table-cell>
          <table:table-cell office:value-type="string">
            <text:p>D1-NEG, D3</text:p>
          </table:table-cell>
          <table:table-cell table:number-columns-repeated="4"/>
          <table:table-cell office:value-type="string">
            <text:p>MBR0520LT3G</text:p>
          </table:table-cell>
          <table:table-cell office:value-type="float" office:value="0.07836">
            <text:p>0.07836</text:p>
          </table:table-cell>
          <table:table-cell table:formula="of:=[.K24]*[.A24]" office:value-type="float" office:value="0.15672">
            <text:p>0.15672</text:p>
          </table:table-cell>
          <table:table-cell office:value-type="float" office:value="0.05065">
            <text:p>0.05065</text:p>
          </table:table-cell>
          <table:table-cell table:formula="of:=[.M24]*[.A24]" office:value-type="float" office:value="0.1013">
            <text:p>0.10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MBT3904</text:p>
          </table:table-cell>
          <table:table-cell office:value-type="string">
            <text:p>SOT23</text:p>
          </table:table-cell>
          <table:table-cell office:value-type="string">
            <text:p>Q4</text:p>
          </table:table-cell>
          <table:table-cell table:number-columns-repeated="4"/>
          <table:table-cell office:value-type="string">
            <text:p>MMBT3904,215</text:p>
          </table:table-cell>
          <table:table-cell office:value-type="float" office:value="0.03678">
            <text:p>0.03678</text:p>
          </table:table-cell>
          <table:table-cell table:formula="of:=[.K25]*[.A25]" office:value-type="float" office:value="0.03678">
            <text:p>0.03678</text:p>
          </table:table-cell>
          <table:table-cell office:value-type="float" office:value="0.02069">
            <text:p>0.02069</text:p>
          </table:table-cell>
          <table:table-cell table:formula="of:=[.M25]*[.A25]" office:value-type="float" office:value="0.02069">
            <text:p>0.020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OSTTE030104</text:p>
          </table:table-cell>
          <table:table-cell office:value-type="string">
            <text:p>X6</text:p>
          </table:table-cell>
          <table:table-cell table:number-columns-repeated="4"/>
          <table:table-cell office:value-type="string">
            <text:p>OSTTE030104</text:p>
          </table:table-cell>
          <table:table-cell office:value-type="float" office:value="0.35318">
            <text:p>0.35318</text:p>
          </table:table-cell>
          <table:table-cell table:formula="of:=[.K26]*[.A26]" office:value-type="float" office:value="0.35318">
            <text:p>0.35318</text:p>
          </table:table-cell>
          <table:table-cell office:value-type="float" office:value="0.26488">
            <text:p>0.26488</text:p>
          </table:table-cell>
          <table:table-cell table:formula="of:=[.M26]*[.A26]" office:value-type="float" office:value="0.26488">
            <text:p>0.26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80k*</text:p>
          </table:table-cell>
          <table:table-cell office:value-type="string">
            <text:p>R-US_SOCKET(.1)</text:p>
          </table:table-cell>
          <table:table-cell office:value-type="string">
            <text:p>70543-02</text:p>
          </table:table-cell>
          <table:table-cell office:value-type="string">
            <text:p>R28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PPTC021LFBN-RC</text:p>
          </table:table-cell>
          <table:table-cell office:value-type="float" office:value="0.22322">
            <text:p>0.22322</text:p>
          </table:table-cell>
          <table:table-cell table:formula="of:=[.K27]*[.A27]" office:value-type="float" office:value="0.22322">
            <text:p>0.22322</text:p>
          </table:table-cell>
          <table:table-cell office:value-type="float" office:value="0.15861">
            <text:p>0.15861</text:p>
          </table:table-cell>
          <table:table-cell table:formula="of:=[.M27]*[.A27]" office:value-type="float" office:value="0.15861">
            <text:p>0.15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TRIM_US-PVZ3A</text:p>
          </table:table-cell>
          <table:table-cell office:value-type="string">
            <text:p>PVZ3A</text:p>
          </table:table-cell>
          <table:table-cell office:value-type="string">
            <text:p>VR3, VR4</text:p>
          </table:table-cell>
          <table:table-cell office:value-type="string">
            <text:p>POTENTIOMETER</text:p>
          </table:table-cell>
          <table:table-cell table:number-columns-repeated="3"/>
          <table:table-cell office:value-type="string">
            <text:p>PVZ3A103C01R00</text:p>
          </table:table-cell>
          <table:table-cell office:value-type="float" office:value="0.12911">
            <text:p>0.12911</text:p>
          </table:table-cell>
          <table:table-cell table:formula="of:=[.K28]*[.A28]" office:value-type="float" office:value="0.25822">
            <text:p>0.25822</text:p>
          </table:table-cell>
          <table:table-cell office:value-type="float" office:value="0.08966">
            <text:p>0.08966</text:p>
          </table:table-cell>
          <table:table-cell table:formula="of:=[.M28]*[.A28]" office:value-type="float" office:value="0.17932">
            <text:p>0.1793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RB751V40</text:p>
          </table:table-cell>
          <table:table-cell office:value-type="string">
            <text:p>SOD323-R</text:p>
          </table:table-cell>
          <table:table-cell office:value-type="string">
            <text:p>D1, D2, D4</text:p>
          </table:table-cell>
          <table:table-cell table:number-columns-repeated="4"/>
          <table:table-cell office:value-type="string">
            <text:p>RB751V40,115</text:p>
          </table:table-cell>
          <table:table-cell office:value-type="float" office:value="0.06435">
            <text:p>0.06435</text:p>
          </table:table-cell>
          <table:table-cell table:formula="of:=[.K29]*[.A29]" office:value-type="float" office:value="0.19305">
            <text:p>0.19305</text:p>
          </table:table-cell>
          <table:table-cell office:value-type="float" office:value="0.04159">
            <text:p>0.04159</text:p>
          </table:table-cell>
          <table:table-cell table:formula="of:=[.M29]*[.A29]" office:value-type="float" office:value="0.12477">
            <text:p>0.124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3k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F2-NEG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13KL</text:p>
          </table:table-cell>
          <table:table-cell office:value-type="float" office:value="0.00662">
            <text:p>0.00662</text:p>
          </table:table-cell>
          <table:table-cell table:formula="of:=[.K30]*[.A30]" office:value-type="float" office:value="0.00662">
            <text:p>0.00662</text:p>
          </table:table-cell>
          <table:table-cell office:value-type="float" office:value="0.00319">
            <text:p>0.00319</text:p>
          </table:table-cell>
          <table:table-cell table:formula="of:=[.M30]*[.A30]" office:value-type="float" office:value="0.00319">
            <text:p>0.00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k37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8, R11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1K37L</text:p>
          </table:table-cell>
          <table:table-cell office:value-type="float" office:value="0.00489">
            <text:p>0.00489</text:p>
          </table:table-cell>
          <table:table-cell table:formula="of:=[.K31]*[.A31]" office:value-type="float" office:value="0.00978">
            <text:p>0.00978</text:p>
          </table:table-cell>
          <table:table-cell office:value-type="float" office:value="0.00277">
            <text:p>0.00277</text:p>
          </table:table-cell>
          <table:table-cell table:formula="of:=[.M31]*[.A31]" office:value-type="float" office:value="0.00554">
            <text:p>0.005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58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31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1K58L</text:p>
          </table:table-cell>
          <table:table-cell office:value-type="float" office:value="0.00662">
            <text:p>0.00662</text:p>
          </table:table-cell>
          <table:table-cell table:formula="of:=[.K32]*[.A32]" office:value-type="float" office:value="0.00662">
            <text:p>0.00662</text:p>
          </table:table-cell>
          <table:table-cell office:value-type="float" office:value="0.00319">
            <text:p>0.00319</text:p>
          </table:table-cell>
          <table:table-cell table:formula="of:=[.M32]*[.A32]" office:value-type="float" office:value="0.00319">
            <text:p>0.00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55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4, R12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2K55L</text:p>
          </table:table-cell>
          <table:table-cell office:value-type="float" office:value="0.00662">
            <text:p>0.00662</text:p>
          </table:table-cell>
          <table:table-cell table:formula="of:=[.K33]*[.A33]" office:value-type="float" office:value="0.01324">
            <text:p>0.01324</text:p>
          </table:table-cell>
          <table:table-cell office:value-type="float" office:value="0.00319">
            <text:p>0.00319</text:p>
          </table:table-cell>
          <table:table-cell table:formula="of:=[.M33]*[.A33]" office:value-type="float" office:value="0.00638">
            <text:p>0.00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k9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3K9L</text:p>
          </table:table-cell>
          <table:table-cell office:value-type="float" office:value="0.00662">
            <text:p>0.00662</text:p>
          </table:table-cell>
          <table:table-cell table:formula="of:=[.K34]*[.A34]" office:value-type="float" office:value="0.00662">
            <text:p>0.00662</text:p>
          </table:table-cell>
          <table:table-cell office:value-type="float" office:value="0.00319">
            <text:p>0.00319</text:p>
          </table:table-cell>
          <table:table-cell table:formula="of:=[.M34]*[.A34]" office:value-type="float" office:value="0.00319">
            <text:p>0.00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1k2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F1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41K2L</text:p>
          </table:table-cell>
          <table:table-cell office:value-type="float" office:value="0.00662">
            <text:p>0.00662</text:p>
          </table:table-cell>
          <table:table-cell table:formula="of:=[.K35]*[.A35]" office:value-type="float" office:value="0.00662">
            <text:p>0.00662</text:p>
          </table:table-cell>
          <table:table-cell office:value-type="float" office:value="0.00319">
            <text:p>0.00319</text:p>
          </table:table-cell>
          <table:table-cell table:formula="of:=[.M35]*[.A35]" office:value-type="float" office:value="0.00319">
            <text:p>0.003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k8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4, R19, R20, R24, R25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6K8L</text:p>
          </table:table-cell>
          <table:table-cell office:value-type="float" office:value="0.00662">
            <text:p>0.00662</text:p>
          </table:table-cell>
          <table:table-cell table:formula="of:=[.K36]*[.A36]" office:value-type="float" office:value="0.0331">
            <text:p>0.0331</text:p>
          </table:table-cell>
          <table:table-cell office:value-type="float" office:value="0.00319">
            <text:p>0.00319</text:p>
          </table:table-cell>
          <table:table-cell table:formula="of:=[.M36]*[.A36]" office:value-type="float" office:value="0.01595">
            <text:p>0.01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4k5 1%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F1-NEG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FR-0784K5L</text:p>
          </table:table-cell>
          <table:table-cell office:value-type="float" office:value="0.00662">
            <text:p>0.00662</text:p>
          </table:table-cell>
          <table:table-cell table:formula="of:=[.K37]*[.A37]" office:value-type="float" office:value="0.00662">
            <text:p>0.00662</text:p>
          </table:table-cell>
          <table:table-cell office:value-type="float" office:value="0.00319">
            <text:p>0.00319</text:p>
          </table:table-cell>
          <table:table-cell table:formula="of:=[.M37]*[.A37]" office:value-type="float" office:value="0.00319">
            <text:p>0.00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00R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0805JR-07300RL</text:p>
          </table:table-cell>
          <table:table-cell office:value-type="float" office:value="0.00572">
            <text:p>0.00572</text:p>
          </table:table-cell>
          <table:table-cell table:formula="of:=[.K38]*[.A38]" office:value-type="float" office:value="0.00572">
            <text:p>0.00572</text:p>
          </table:table-cell>
          <table:table-cell office:value-type="float" office:value="0.00274">
            <text:p>0.00274</text:p>
          </table:table-cell>
          <table:table-cell table:formula="of:=[.M38]*[.A38]" office:value-type="float" office:value="0.00274">
            <text:p>0.00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7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F2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2012F1072CS</text:p>
          </table:table-cell>
          <table:table-cell office:value-type="float" office:value="0.00648">
            <text:p>0.00648</text:p>
          </table:table-cell>
          <table:table-cell table:formula="of:=[.K39]*[.A39]" office:value-type="float" office:value="0.00648">
            <text:p>0.00648</text:p>
          </table:table-cell>
          <table:table-cell office:value-type="float" office:value="0.00311">
            <text:p>0.00311</text:p>
          </table:table-cell>
          <table:table-cell table:formula="of:=[.M39]*[.A39]" office:value-type="float" office:value="0.00311">
            <text:p>0.003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2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7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C2012J122CS</text:p>
          </table:table-cell>
          <table:table-cell office:value-type="float" office:value="0.00562">
            <text:p>0.00562</text:p>
          </table:table-cell>
          <table:table-cell table:formula="of:=[.K40]*[.A40]" office:value-type="float" office:value="0.00562">
            <text:p>0.00562</text:p>
          </table:table-cell>
          <table:table-cell office:value-type="float" office:value="0.0027">
            <text:p>0.0027</text:p>
          </table:table-cell>
          <table:table-cell table:formula="of:=[.M40]*[.A40]" office:value-type="float" office:value="0.0027">
            <text:p>0.00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49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C1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FT2K49</text:p>
          </table:table-cell>
          <table:table-cell office:value-type="float" office:value="0.00866">
            <text:p>0.00866</text:p>
          </table:table-cell>
          <table:table-cell table:formula="of:=[.K41]*[.A41]" office:value-type="float" office:value="0.00866">
            <text:p>0.00866</text:p>
          </table:table-cell>
          <table:table-cell office:value-type="float" office:value="0.00343">
            <text:p>0.00343</text:p>
          </table:table-cell>
          <table:table-cell table:formula="of:=[.M41]*[.A41]" office:value-type="float" office:value="0.00343">
            <text:p>0.003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3, R21, R22, R30, REN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10K0</text:p>
          </table:table-cell>
          <table:table-cell office:value-type="float" office:value="0.00348">
            <text:p>0.00348</text:p>
          </table:table-cell>
          <table:table-cell table:formula="of:=[.K42]*[.A42]" office:value-type="float" office:value="0.0174">
            <text:p>0.0174</text:p>
          </table:table-cell>
          <table:table-cell office:value-type="float" office:value="0.00213">
            <text:p>0.00213</text:p>
          </table:table-cell>
          <table:table-cell table:formula="of:=[.M42]*[.A42]" office:value-type="float" office:value="0.01065">
            <text:p>0.01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R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B0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1R00 </text:p>
          </table:table-cell>
          <table:table-cell office:value-type="float" office:value="0.0062">
            <text:p>0.0062</text:p>
          </table:table-cell>
          <table:table-cell table:formula="of:=[.K43]*[.A43]" office:value-type="float" office:value="0.0062">
            <text:p>0.0062</text:p>
          </table:table-cell>
          <table:table-cell office:value-type="float" office:value="0.00245">
            <text:p>0.00245</text:p>
          </table:table-cell>
          <table:table-cell table:formula="of:=[.M43]*[.A43]" office:value-type="float" office:value="0.00245">
            <text:p>0.002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9, R10, R29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20K0</text:p>
          </table:table-cell>
          <table:table-cell office:value-type="float" office:value="0.00413">
            <text:p>0.00413</text:p>
          </table:table-cell>
          <table:table-cell table:formula="of:=[.K44]*[.A44]" office:value-type="float" office:value="0.01239">
            <text:p>0.01239</text:p>
          </table:table-cell>
          <table:table-cell office:value-type="float" office:value="0.00245">
            <text:p>0.00245</text:p>
          </table:table-cell>
          <table:table-cell table:formula="of:=[.M44]*[.A44]" office:value-type="float" office:value="0.00735">
            <text:p>0.007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0R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6, R18, R23, R32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220R</text:p>
          </table:table-cell>
          <table:table-cell office:value-type="float" office:value="0.00413">
            <text:p>0.00413</text:p>
          </table:table-cell>
          <table:table-cell table:formula="of:=[.K45]*[.A45]" office:value-type="float" office:value="0.01652">
            <text:p>0.01652</text:p>
          </table:table-cell>
          <table:table-cell office:value-type="float" office:value="0.00245">
            <text:p>0.00245</text:p>
          </table:table-cell>
          <table:table-cell table:formula="of:=[.M45]*[.A45]" office:value-type="float" office:value="0.0098">
            <text:p>0.00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7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, R6, R26, R27, R35, R37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470K</text:p>
          </table:table-cell>
          <table:table-cell office:value-type="float" office:value="0.00348">
            <text:p>0.00348</text:p>
          </table:table-cell>
          <table:table-cell table:formula="of:=[.K46]*[.A46]" office:value-type="float" office:value="0.02088">
            <text:p>0.02088</text:p>
          </table:table-cell>
          <table:table-cell office:value-type="float" office:value="0.00213">
            <text:p>0.00213</text:p>
          </table:table-cell>
          <table:table-cell table:formula="of:=[.M46]*[.A46]" office:value-type="float" office:value="0.01278">
            <text:p>0.012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7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2, R34, R36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RMCF0805JT47K0CT-ND</text:p>
          </table:table-cell>
          <table:table-cell/>
          <table:table-cell office:value-type="string">
            <text:p>RMCF0805JT47K0</text:p>
          </table:table-cell>
          <table:table-cell office:value-type="float" office:value="0.00348">
            <text:p>0.00348</text:p>
          </table:table-cell>
          <table:table-cell table:formula="of:=[.K47]*[.A47]" office:value-type="float" office:value="0.01392">
            <text:p>0.01392</text:p>
          </table:table-cell>
          <table:table-cell office:value-type="float" office:value="0.00213">
            <text:p>0.00213</text:p>
          </table:table-cell>
          <table:table-cell table:formula="of:=[.M47]*[.A47]" office:value-type="float" office:value="0.00852">
            <text:p>0.008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R7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5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4R70</text:p>
          </table:table-cell>
          <table:table-cell office:value-type="float" office:value="0.0062">
            <text:p>0.0062</text:p>
          </table:table-cell>
          <table:table-cell table:formula="of:=[.K48]*[.A48]" office:value-type="float" office:value="0.0062">
            <text:p>0.0062</text:p>
          </table:table-cell>
          <table:table-cell office:value-type="float" office:value="0.00245">
            <text:p>0.00245</text:p>
          </table:table-cell>
          <table:table-cell table:formula="of:=[.M48]*[.A48]" office:value-type="float" office:value="0.00245">
            <text:p>0.002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0R*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33</text:p>
          </table:table-cell>
          <table:table-cell office:value-type="string">
            <text:p>RESISTOR, American symbol</text:p>
          </table:table-cell>
          <table:table-cell table:number-columns-repeated="3"/>
          <table:table-cell office:value-type="string">
            <text:p>RMCF0805JT560R</text:p>
          </table:table-cell>
          <table:table-cell office:value-type="float" office:value="0.0062">
            <text:p>0.0062</text:p>
          </table:table-cell>
          <table:table-cell table:formula="of:=[.K49]*[.A49]" office:value-type="float" office:value="0.0062">
            <text:p>0.0062</text:p>
          </table:table-cell>
          <table:table-cell office:value-type="float" office:value="0.00245">
            <text:p>0.00245</text:p>
          </table:table-cell>
          <table:table-cell table:formula="of:=[.M49]*[.A49]" office:value-type="float" office:value="0.00245">
            <text:p>0.00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CUI-SJ-3523-SMT</text:p>
          </table:table-cell>
          <table:table-cell office:value-type="string">
            <text:p>CON1, CON2</text:p>
          </table:table-cell>
          <table:table-cell table:number-columns-repeated="4"/>
          <table:table-cell office:value-type="string">
            <text:p>SJ-3523-SMT-TR</text:p>
          </table:table-cell>
          <table:table-cell office:value-type="float" office:value="0.62206">
            <text:p>0.62206</text:p>
          </table:table-cell>
          <table:table-cell table:formula="of:=[.K50]*[.A50]" office:value-type="float" office:value="1.24412">
            <text:p>1.24412</text:p>
          </table:table-cell>
          <table:table-cell office:value-type="float" office:value="0.49571">
            <text:p>0.49571</text:p>
          </table:table-cell>
          <table:table-cell table:formula="of:=[.M50]*[.A50]" office:value-type="float" office:value="0.99142">
            <text:p>0.99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TSW-103-02-S-S</text:p>
          </table:table-cell>
          <table:table-cell office:value-type="string">
            <text:p>X7, X9</text:p>
          </table:table-cell>
          <table:table-cell office:value-type="string">
            <text:p>THROUGH-HOLE .025" SQ POST HEADER</text:p>
          </table:table-cell>
          <table:table-cell table:number-columns-repeated="3"/>
          <table:table-cell office:value-type="string">
            <text:p>TSW-103-07-T-S</text:p>
          </table:table-cell>
          <table:table-cell office:value-type="float" office:value="0.30315">
            <text:p>0.30315</text:p>
          </table:table-cell>
          <table:table-cell table:formula="of:=[.K51]*[.A51]" office:value-type="float" office:value="0.6063">
            <text:p>0.6063</text:p>
          </table:table-cell>
          <table:table-cell office:value-type="float" office:value="0.26591">
            <text:p>0.26591</text:p>
          </table:table-cell>
          <table:table-cell table:formula="of:=[.M51]*[.A51]" office:value-type="float" office:value="0.53182">
            <text:p>0.5318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JUMPER-2SMD-NC</text:p>
          </table:table-cell>
          <table:table-cell office:value-type="string">
            <text:p>SJ_2S</text:p>
          </table:table-cell>
          <table:table-cell office:value-type="string">
            <text:p>JP1, JP2, JP3</text:p>
          </table:table-cell>
          <table:table-cell office:value-type="string">
            <text:p>Jumper</text:p>
          </table:table-cell>
          <table:table-cell table:number-columns-repeated="4"/>
          <table:table-cell/>
          <table:table-cell table:formula="of:=[.K52]*[.A52]" office:value-type="float" office:value="0">
            <text:p>0</text:p>
          </table:table-cell>
          <table:table-cell/>
          <table:table-cell table:formula="of:=[.M52]*[.A5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office:value-type="string">
            <text:p>X5</text:p>
          </table:table-cell>
          <table:table-cell office:value-type="string">
            <text:p>Jumper</text:p>
          </table:table-cell>
          <table:table-cell table:number-columns-repeated="4"/>
          <table:table-cell/>
          <table:table-cell table:formula="of:=[.K53]*[.A53]" office:value-type="float" office:value="0">
            <text:p>0</text:p>
          </table:table-cell>
          <table:table-cell/>
          <table:table-cell table:formula="of:=[.M53]*[.A5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FIDUCIAL</text:p>
          </table:table-cell>
          <table:table-cell office:value-type="string">
            <text:p>FIDUCIAL_1MM</text:p>
          </table:table-cell>
          <table:table-cell office:value-type="string">
            <text:p>U$2, U$3</text:p>
          </table:table-cell>
          <table:table-cell office:value-type="string">
            <text:p>For use by pick and place machines to calibrate the vision/machine, 1mm</text:p>
          </table:table-cell>
          <table:table-cell table:number-columns-repeated="4"/>
          <table:table-cell/>
          <table:table-cell table:formula="of:=[.K54]*[.A54]" office:value-type="float" office:value="0">
            <text:p>0</text:p>
          </table:table-cell>
          <table:table-cell/>
          <table:table-cell table:formula="of:=[.M54]*[.A5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JUMPER-31-2</text:p>
          </table:table-cell>
          <table:table-cell office:value-type="string">
            <text:p>SJ_3_PASTE1&amp;2</text:p>
          </table:table-cell>
          <table:table-cell office:value-type="string">
            <text:p>X2, X3</text:p>
          </table:table-cell>
          <table:table-cell table:number-columns-repeated="5"/>
          <table:table-cell/>
          <table:table-cell table:formula="of:=[.K55]*[.A55]" office:value-type="float" office:value="0">
            <text:p>0</text:p>
          </table:table-cell>
          <table:table-cell/>
          <table:table-cell table:formula="of:=[.M55]*[.A5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HORT-HT5</text:p>
          </table:table-cell>
          <table:table-cell office:value-type="string">
            <text:p>SHORT_TOP-50</text:p>
          </table:table-cell>
          <table:table-cell office:value-type="string">
            <text:p>SH1</text:p>
          </table:table-cell>
          <table:table-cell office:value-type="string">
            <text:p>Short between two nets</text:p>
          </table:table-cell>
          <table:table-cell office:value-type="string">
            <text:p>no</text:p>
          </table:table-cell>
          <table:table-cell table:number-columns-repeated="3"/>
          <table:table-cell/>
          <table:table-cell table:formula="of:=[.K56]*[.A56]" office:value-type="float" office:value="0">
            <text:p>0</text:p>
          </table:table-cell>
          <table:table-cell/>
          <table:table-cell table:formula="of:=[.M56]*[.A56]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7, TP8, TP9, TP12, TP13, TP14, TP15, TP16, TP17, TP18, TP20, TP21, TP22, TP23, TP24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57]*[.A57]" office:value-type="float" office:value="0">
            <text:p>0</text:p>
          </table:table-cell>
          <table:table-cell/>
          <table:table-cell table:formula="of:=[.M57]*[.A5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10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58]*[.A58]" office:value-type="float" office:value="0">
            <text:p>0</text:p>
          </table:table-cell>
          <table:table-cell/>
          <table:table-cell table:formula="of:=[.M58]*[.A58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3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59]*[.A59]" office:value-type="float" office:value="0">
            <text:p>0</text:p>
          </table:table-cell>
          <table:table-cell/>
          <table:table-cell table:formula="of:=[.M59]*[.A5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4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0]*[.A60]" office:value-type="float" office:value="0">
            <text:p>0</text:p>
          </table:table-cell>
          <table:table-cell/>
          <table:table-cell table:formula="of:=[.M60]*[.A6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2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1]*[.A61]" office:value-type="float" office:value="0">
            <text:p>0</text:p>
          </table:table-cell>
          <table:table-cell/>
          <table:table-cell table:formula="of:=[.M61]*[.A6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1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2]*[.A62]" office:value-type="float" office:value="0">
            <text:p>0</text:p>
          </table:table-cell>
          <table:table-cell/>
          <table:table-cell table:formula="of:=[.M62]*[.A6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19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3]*[.A63]" office:value-type="float" office:value="0">
            <text:p>0</text:p>
          </table:table-cell>
          <table:table-cell/>
          <table:table-cell table:formula="of:=[.M63]*[.A63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5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4]*[.A64]" office:value-type="float" office:value="0">
            <text:p>0</text:p>
          </table:table-cell>
          <table:table-cell/>
          <table:table-cell table:formula="of:=[.M64]*[.A64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6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5]*[.A65]" office:value-type="float" office:value="0">
            <text:p>0</text:p>
          </table:table-cell>
          <table:table-cell/>
          <table:table-cell table:formula="of:=[.M65]*[.A6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017HOLE</text:p>
          </table:table-cell>
          <table:table-cell office:value-type="string">
            <text:p>TP017TH</text:p>
          </table:table-cell>
          <table:table-cell office:value-type="string">
            <text:p>TP11</text:p>
          </table:table-cell>
          <table:table-cell office:value-type="string">
            <text:p>Test pad</text:p>
          </table:table-cell>
          <table:table-cell table:number-columns-repeated="4"/>
          <table:table-cell/>
          <table:table-cell table:formula="of:=[.K66]*[.A66]" office:value-type="float" office:value="0">
            <text:p>0</text:p>
          </table:table-cell>
          <table:table-cell/>
          <table:table-cell table:formula="of:=[.M66]*[.A66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TSW-102-02-S-S</text:p>
          </table:table-cell>
          <table:table-cell office:value-type="string">
            <text:p>X10</text:p>
          </table:table-cell>
          <table:table-cell office:value-type="string">
            <text:p>THROUGH-HOLE .025" SQ POST HEADER</text:p>
          </table:table-cell>
          <table:table-cell table:number-columns-repeated="3"/>
          <table:table-cell office:value-type="string">
            <text:p>TSW-102-07-T-S</text:p>
          </table:table-cell>
          <table:table-cell office:value-type="float" office:value="0.32538">
            <text:p>0.32538</text:p>
          </table:table-cell>
          <table:table-cell table:formula="of:=[.K67]*[.A67]" office:value-type="float" office:value="0.32538">
            <text:p>0.32538</text:p>
          </table:table-cell>
          <table:table-cell office:value-type="float" office:value="0.25481">
            <text:p>0.25481</text:p>
          </table:table-cell>
          <table:table-cell table:formula="of:=[.M67]*[.A67]" office:value-type="float" office:value="0.25481">
            <text:p>0.254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Totals</text:p>
          </table:table-cell>
          <table:table-cell/>
          <table:table-cell table:formula="of:=SUM([.L2:.L67])" office:value-type="float" office:value="11.77099">
            <text:p>11.77099</text:p>
          </table:table-cell>
          <table:table-cell/>
          <table:table-cell table:formula="of:=SUM([.N2:.N67])" office:value-type="float" office:value="9.18819">
            <text:p>9.18819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6:37:49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717" meta:object-count="0"/>
  </office:meta>
</office:document-meta>
</file>